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a534e" officeooo:paragraph-rsid="000a534e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officeooo:rsid="000a534e" officeooo:paragraph-rsid="000a534e"/>
    </style:style>
    <style:style style:name="P3" style:family="paragraph" style:parent-style-name="Standard">
      <style:paragraph-properties fo:text-align="center" style:justify-single-word="false"/>
      <style:text-properties fo:font-size="18pt" officeooo:rsid="0009c9db" officeooo:paragraph-rsid="0009c9db"/>
    </style:style>
    <style:style style:name="P4" style:family="paragraph" style:parent-style-name="Standard">
      <style:paragraph-properties fo:text-align="start" style:justify-single-word="false"/>
      <style:text-properties fo:font-size="18pt" officeooo:rsid="000a534e" officeooo:paragraph-rsid="000a534e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a534e" officeooo:paragraph-rsid="000a534e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4pt" officeooo:rsid="000a534e" officeooo:paragraph-rsid="000a534e"/>
    </style:style>
    <style:style style:name="P7" style:family="paragraph" style:parent-style-name="Text_20_body">
      <style:paragraph-properties fo:text-align="start" style:justify-single-word="false"/>
      <style:text-properties fo:font-size="14pt" officeooo:rsid="000a534e" officeooo:paragraph-rsid="000a534e"/>
    </style:style>
    <style:style style:name="P8" style:family="paragraph" style:parent-style-name="Text_20_body">
      <style:paragraph-properties fo:text-align="start" style:justify-single-word="false"/>
      <style:text-properties fo:font-size="14pt" fo:font-weight="bold" officeooo:rsid="000c3bfe" officeooo:paragraph-rsid="000c3bfe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4pt" fo:font-weight="bold" officeooo:rsid="000d359d" officeooo:paragraph-rsid="000d359d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4pt" fo:font-weight="bold" officeooo:rsid="000e76cc" officeooo:paragraph-rsid="000e76cc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size="14pt" fo:font-weight="normal" officeooo:rsid="000c3bfe" officeooo:paragraph-rsid="000c3bfe" style:font-weight-asian="normal" style:font-weight-complex="normal"/>
    </style:style>
    <style:style style:name="P12" style:family="paragraph" style:parent-style-name="Text_20_body" style:list-style-name="L3">
      <style:paragraph-properties fo:text-align="start" style:justify-single-word="false"/>
      <style:text-properties fo:font-size="14pt" fo:font-weight="normal" officeooo:rsid="000c3bfe" officeooo:paragraph-rsid="000c3bfe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4pt" fo:font-weight="normal" officeooo:rsid="000d359d" officeooo:paragraph-rsid="000d359d" style:font-weight-asian="normal" style:font-weight-complex="normal"/>
    </style:style>
    <style:style style:name="P14" style:family="paragraph" style:parent-style-name="Text_20_body" style:list-style-name="L7">
      <style:paragraph-properties fo:text-align="start" style:justify-single-word="false"/>
      <style:text-properties fo:font-size="14pt" fo:font-weight="normal" officeooo:rsid="000d359d" officeooo:paragraph-rsid="000d359d" style:font-weight-asian="normal" style:font-weight-complex="normal"/>
    </style:style>
    <style:style style:name="P15" style:family="paragraph" style:parent-style-name="Text_20_body" style:list-style-name="L8">
      <style:paragraph-properties fo:text-align="start" style:justify-single-word="false"/>
      <style:text-properties fo:font-size="14pt" fo:font-weight="normal" officeooo:rsid="000d359d" officeooo:paragraph-rsid="000d359d" style:font-weight-asian="normal" style:font-weight-complex="normal"/>
    </style:style>
    <style:style style:name="P16" style:family="paragraph" style:parent-style-name="Text_20_body" style:list-style-name="L10">
      <style:paragraph-properties fo:text-align="start" style:justify-single-word="false"/>
      <style:text-properties fo:font-size="14pt" fo:font-weight="normal" officeooo:rsid="000d359d" officeooo:paragraph-rsid="000d359d" style:font-weight-asian="normal" style:font-weight-complex="normal"/>
    </style:style>
    <style:style style:name="P17" style:family="paragraph" style:parent-style-name="Text_20_body" style:list-style-name="L11">
      <style:paragraph-properties fo:text-align="start" style:justify-single-word="false"/>
      <style:text-properties fo:font-size="14pt" fo:font-weight="normal" officeooo:rsid="000e76cc" officeooo:paragraph-rsid="000e76cc" style:font-weight-asian="normal" style:font-weight-complex="normal"/>
    </style:style>
    <style:style style:name="P18" style:family="paragraph" style:parent-style-name="Text_20_body" style:list-style-name="L8">
      <style:paragraph-properties fo:text-align="start" style:justify-single-word="false"/>
      <style:text-properties fo:font-size="14pt" fo:font-weight="normal" officeooo:rsid="000e76cc" officeooo:paragraph-rsid="000e76cc" style:font-weight-asian="normal" style:font-weight-complex="normal"/>
    </style:style>
    <style:style style:name="T1" style:family="text">
      <style:text-properties officeooo:rsid="000c3bf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y -1</text:p>
      <text:p text:style-name="P3"/>
      <text:p text:style-name="P4">Go to the day-1 workspace</text:p>
      <text:p text:style-name="P4"/>
      <text:p text:style-name="P4">Make folder for day 1</text:p>
      <text:p text:style-name="P4"/>
      <text:p text:style-name="P4"/>
      <text:p text:style-name="P4"/>
      <text:p text:style-name="P5">Git Actions:</text:p>
      <text:p text:style-name="P4"/>
      <text:p text:style-name="P1">git init – Intinliaze the git – to take initiale snapshot</text:p>
      <text:p text:style-name="P1">vi .gitignore</text:p>
      <text:p text:style-name="P1">add .idea</text:p>
      <text:p text:style-name="P1">quit</text:p>
      <text:p text:style-name="P1"/>
      <text:p text:style-name="P1"/>
      <text:p text:style-name="P1">Java Run Procedure</text:p>
      <text:p text:style-name="P1"/>
      <text:list xml:id="list3104274568" text:style-name="L1">
        <text:list-item>
          <text:p text:style-name="P2">Create Hello.java</text:p>
        </text:list-item>
        <text:list-item>
          <text:p text:style-name="P2">Compile – javac Hello.java</text:p>
        </text:list-item>
        <text:list-item>
          <text:p text:style-name="P2">Create Hello.class – binary file</text:p>
          <text:p text:style-name="P2"/>
        </text:list-item>
        <text:list-item>
          <text:p text:style-name="P2">Run binary file – java Hello</text:p>
        </text:list-item>
      </text:list>
      <text:p text:style-name="P1"/>
      <text:p text:style-name="P1"/>
      <text:list xml:id="list184961773194498" text:continue-numbering="true" text:style-name="L1">
        <text:list-item>
          <text:list>
            <text:list-item>
              <text:p text:style-name="P2">java Hello– c programme (JNI_CreateVM()) - <text:span text:style-name="T1">return JVM, JNIEnv</text:span></text:p>
            </text:list-item>
            <text:list-item>
              <text:p text:style-name="P2">JNI_CreateVM ()- c programme (JavaMain())</text:p>
            </text:list-item>
            <text:list-item>
              <text:p text:style-name="P2">JavaMain() - JNI (ClassLoader.load(args[0])</text:p>
            </text:list-item>
            <text:list-item>
              <text:p text:style-name="P6">JNI (ClassLoader.load(args[0]) – Class&lt;Class&gt;.main()</text:p>
            </text:list-item>
          </text:list>
        </text:list-item>
      </text:list>
      <text:p text:style-name="P7"/>
      <text:p text:style-name="P8">Class:</text:p>
      <text:p text:style-name="P8"/>
      <text:list xml:id="list628275949" text:style-name="L3">
        <text:list-item>
          <text:p text:style-name="P12">1 File will contain only one public class which is having main method</text:p>
        </text:list-item>
        <text:list-item>
          <text:p text:style-name="P12">It will also contain multiple other classes but it will be non public</text:p>
        </text:list-item>
        <text:list-item>
          <text:p text:style-name="P12">Class Name will follow the camelcase</text:p>
        </text:list-item>
        <text:list-item>
          <text:p text:style-name="P12">Start with Alphabet</text:p>
        </text:list-item>
      </text:list>
      <text:p text:style-name="P11"/>
      <text:p text:style-name="P9"><text:soft-page-break/>Syntax:</text:p>
      <text:p text:style-name="P9">----</text:p>
      <text:p text:style-name="P13">public class Hello{</text:p>
      <text:p text:style-name="P13">}</text:p>
      <text:p text:style-name="P11"/>
      <text:p text:style-name="P9">Modifier:</text:p>
      <text:list xml:id="list4261402863" text:style-name="L7">
        <text:list-item>
          <text:p text:style-name="P14">public – We can invoke this method from any where</text:p>
        </text:list-item>
        <text:list-item>
          <text:p text:style-name="P14">private – this will invoke in same class</text:p>
        </text:list-item>
        <text:list-item>
          <text:p text:style-name="P14">protected – this will be getting called from same package (Folder) and from subclasses</text:p>
        </text:list-item>
        <text:list-item>
          <text:p text:style-name="P14">default - his will be getting called from same package (Folder)</text:p>
        </text:list-item>
      </text:list>
      <text:p text:style-name="P13"/>
      <text:p text:style-name="P9">static:</text:p>
      <text:p text:style-name="P9"/>
      <text:list xml:id="list2685579186" text:style-name="L8">
        <text:list-item>
          <text:p text:style-name="P15">This will identified as class level entity</text:p>
        </text:list-item>
        <text:list-item>
          <text:p text:style-name="P15">static method will call static method and static variable</text:p>
        </text:list-item>
        <text:list-item>
          <text:p text:style-name="P18">method – we can call this without creating object</text:p>
        </text:list-item>
        <text:list-item>
          <text:p text:style-name="P18">variable – It’s class object</text:p>
        </text:list-item>
      </text:list>
      <text:p text:style-name="P13"/>
      <text:p text:style-name="P10">final :</text:p>
      <text:p text:style-name="P10"/>
      <text:list xml:id="list2009642143" text:style-name="L11">
        <text:list-item>
          <text:p text:style-name="P17">method – we can’t over method into child classed</text:p>
        </text:list-item>
        <text:list-item>
          <text:p text:style-name="P17">variable – we can intialize this variable for once</text:p>
        </text:list-item>
        <text:list-item>
          <text:p text:style-name="P17">class – we extend that class</text:p>
        </text:list-item>
      </text:list>
      <text:p text:style-name="P13"/>
      <text:p text:style-name="P9">Variables:</text:p>
      <text:p text:style-name="P9"/>
      <text:list xml:id="list3616771182" text:style-name="L10">
        <text:list-item>
          <text:p text:style-name="P16">primitive type </text:p>
          <text:list>
            <text:list-item>
              <text:p text:style-name="P16">byte – 8 bit</text:p>
            </text:list-item>
            <text:list-item>
              <text:p text:style-name="P16"><text:soft-page-break/>short – 16 bit</text:p>
            </text:list-item>
            <text:list-item>
              <text:p text:style-name="P16">int – 32 bit</text:p>
            </text:list-item>
            <text:list-item>
              <text:p text:style-name="P16">long -64 bit</text:p>
            </text:list-item>
            <text:list-item>
              <text:p text:style-name="P16">float – 32 bit</text:p>
            </text:list-item>
            <text:list-item>
              <text:p text:style-name="P16">double – 64 bit</text:p>
            </text:list-item>
            <text:list-item>
              <text:p text:style-name="P16">char – 16 bit</text:p>
            </text:list-item>
            <text:list-item>
              <text:p text:style-name="P16">boolean – 16 bit</text:p>
              <text:p text:style-name="P16"/>
            </text:list-item>
          </text:list>
        </text:list-item>
        <text:list-item>
          <text:p text:style-name="P16">Custom defined</text:p>
        </text:list-item>
      </text:list>
      <text:p text:style-name="P9">Method:</text:p>
      <text:p text:style-name="P9"/>
      <text:p text:style-name="P9">syntax</text:p>
      <text:p text:style-name="P9">---</text:p>
      <text:p text:style-name="P9"/>
      <text:p text:style-name="P13">&lt;Modifier&gt; optional(&lt;static&gt; &lt;final&gt;) &lt;variable&gt; &lt;method name&gt;(argument.....){</text:p>
      <text:p text:style-name="P13"/>
      <text:p text:style-name="P13">}</text:p>
      <text:p text:style-name="P13"/>
      <text:p text:style-name="P13"/>
      <text:p text:style-name="P13"/>
      <text:p text:style-name="P11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7:10:51.730163278</meta:creation-date>
    <dc:date>2024-12-26T18:49:59.392615258</dc:date>
    <meta:editing-duration>PT53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56" meta:word-count="273" meta:character-count="1566" meta:non-whitespace-character-count="1360"/>
  </office:meta>
</office:document-meta>
</file>